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MANI (ISMAIL SHEHE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GENT 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/>
        </table:table-row>
        <table:table-row table:style-name="ro1">
          <table:table-cell office:value-type="string" calcext:value-type="string">
            <text:p>ISMAIL SHEHE</text:p>
          </table:table-cell>
          <table:table-cell table:style-name="ce2" office:value-type="string" calcext:value-type="string">
            <text:p>21-02</text:p>
          </table:table-cell>
          <table:table-cell office:value-type="string" calcext:value-type="string">
            <text:p>TIGER</text:p>
          </table:table-cell>
          <table:table-cell table:formula="of:=70000+65000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65000+70000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-02</text:p>
          </table:table-cell>
          <table:table-cell office:value-type="string" calcext:value-type="string">
            <text:p>ABDULKARIM</text:p>
          </table:table-cell>
          <table:table-cell table:formula="of:=29800+50100+50100" office:value-type="float" office:value="130000" calcext:value-type="float">
            <text:p>13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60000" office:value-type="float" office:value="130000" calcext:value-type="float">
            <text:p>13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-02</text:p>
          </table:table-cell>
          <table:table-cell office:value-type="string" calcext:value-type="string">
            <text:p>ABDULKARIM</text:p>
          </table:table-cell>
          <table:table-cell table:formula="of:=50100+34800+50100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65000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-02</text:p>
          </table:table-cell>
          <table:table-cell office:value-type="string" calcext:value-type="string">
            <text:p>ABDULKARIM</text:p>
          </table:table-cell>
          <table:table-cell table:formula="of:=50100+34800+50100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65000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-02</text:p>
          </table:table-cell>
          <table:table-cell office:value-type="string" calcext:value-type="string">
            <text:p>TIGER</text:p>
          </table:table-cell>
          <table:table-cell table:formula="of:=70000+65000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70000+65000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-02</text:p>
          </table:table-cell>
          <table:table-cell office:value-type="string" calcext:value-type="string">
            <text:p>ABDULKARIM</text:p>
          </table:table-cell>
          <table:table-cell table:formula="of:=50100+39900" office:value-type="float" office:value="90000" calcext:value-type="float">
            <text:p>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20000" office:value-type="float" office:value="90000" calcext:value-type="float">
            <text:p>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-02</text:p>
          </table:table-cell>
          <table:table-cell office:value-type="string" calcext:value-type="string">
            <text:p>ABDULKARIM</text:p>
          </table:table-cell>
          <table:table-cell table:formula="of:=50100+44900" office:value-type="float" office:value="95000" calcext:value-type="float">
            <text:p>9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70000+25000" office:value-type="float" office:value="95000" calcext:value-type="float">
            <text:p>95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D2:.D14])" office:value-type="float" office:value="855000" calcext:value-type="float">
            <text:p>855000</text:p>
          </table:table-cell>
          <table:table-cell table:style-name="ce1" table:formula="of:=SUM([.E3:.E15])" office:value-type="float" office:value="855000" calcext:value-type="float">
            <text:p>855000</text:p>
          </table:table-cell>
          <table:table-cell table:style-name="ce1" table:formula="of:=[.D16]-[.E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02-03</text:p>
          </table:table-cell>
          <table:table-cell office:value-type="string" calcext:value-type="string">
            <text:p>ABDULKARIM</text:p>
          </table:table-cell>
          <table:table-cell table:formula="of:=50100+34800+50100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65000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-03</text:p>
          </table:table-cell>
          <table:table-cell office:value-type="string" calcext:value-type="string">
            <text:p>ABDULKARIM</text:p>
          </table:table-cell>
          <table:table-cell table:formula="of:=50100+34800+50100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65000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-03</text:p>
          </table:table-cell>
          <table:table-cell office:value-type="string" calcext:value-type="string">
            <text:p>ABDULKARIM</text:p>
          </table:table-cell>
          <table:table-cell table:formula="of:=50100+34800+50100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65000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-03</text:p>
          </table:table-cell>
          <table:table-cell office:value-type="string" calcext:value-type="string">
            <text:p>ABDULKARIM</text:p>
          </table:table-cell>
          <table:table-cell table:formula="of:=[.D22]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3]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-03</text:p>
          </table:table-cell>
          <table:table-cell office:value-type="string" calcext:value-type="string">
            <text:p>ABDULKARIM</text:p>
          </table:table-cell>
          <table:table-cell table:formula="of:=[.D24]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5]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7-03</text:p>
          </table:table-cell>
          <table:table-cell office:value-type="string" calcext:value-type="string">
            <text:p>ABDULKARIM</text:p>
          </table:table-cell>
          <table:table-cell table:formula="of:=[.D26]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7]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9-03</text:p>
          </table:table-cell>
          <table:table-cell office:value-type="string" calcext:value-type="string">
            <text:p>ABDULKARIM</text:p>
          </table:table-cell>
          <table:table-cell table:formula="of:=[.D28]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9]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03</text:p>
          </table:table-cell>
          <table:table-cell office:value-type="string" calcext:value-type="string">
            <text:p>ABDULKARIM</text:p>
          </table:table-cell>
          <table:table-cell table:formula="of:=50100+35100+29800" office:value-type="float" office:value="115000" calcext:value-type="float">
            <text:p>11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45000" office:value-type="float" office:value="115000" calcext:value-type="float">
            <text:p>11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-03</text:p>
          </table:table-cell>
          <table:table-cell office:value-type="string" calcext:value-type="string">
            <text:p>ABDULKARIM</text:p>
          </table:table-cell>
          <table:table-cell table:formula="of:=[.D30]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31]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03</text:p>
          </table:table-cell>
          <table:table-cell office:value-type="string" calcext:value-type="string">
            <text:p>ABDULKARIM</text:p>
          </table:table-cell>
          <table:table-cell table:formula="of:=[.D34]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35]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-03</text:p>
          </table:table-cell>
          <table:table-cell office:value-type="string" calcext:value-type="string">
            <text:p>ABDULKARIM</text:p>
          </table:table-cell>
          <table:table-cell table:formula="of:=[.D36]" office:value-type="float" office:value="135000" calcext:value-type="float">
            <text:p>13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37]" office:value-type="float" office:value="135000" calcext:value-type="float">
            <text:p>1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-03</text:p>
          </table:table-cell>
          <table:table-cell office:value-type="string" calcext:value-type="string">
            <text:p>ABDULKARIM</text:p>
          </table:table-cell>
          <table:table-cell table:formula="of:=50100+24800+50100" office:value-type="float" office:value="125000" calcext:value-type="float">
            <text:p>125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55000" office:value-type="float" office:value="125000" calcext:value-type="float">
            <text:p>12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-03</text:p>
          </table:table-cell>
          <table:table-cell office:value-type="string" calcext:value-type="string">
            <text:p>ABDULKARIM</text:p>
          </table:table-cell>
          <table:table-cell table:formula="of:=50100+19900+50100" office:value-type="float" office:value="120100" calcext:value-type="float">
            <text:p>12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70000+50000" office:value-type="float" office:value="120000" calcext:value-type="float">
            <text:p>12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-03</text:p>
          </table:table-cell>
          <table:table-cell office:value-type="string" calcext:value-type="string">
            <text:p>ABDULKARIM</text:p>
          </table:table-cell>
          <table:table-cell table:formula="of:=50100+50100+50100+49700"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MY</text:p>
          </table:table-cell>
          <table:table-cell/>
          <table:table-cell table:formula="of:=70000+130000" office:value-type="float" office:value="200000" calcext:value-type="float">
            <text:p>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-03</text:p>
          </table:table-cell>
          <table:table-cell office:value-type="string" calcext:value-type="string">
            <text:p>ABDULKARIM</text:p>
          </table:table-cell>
          <table:table-cell table:formula="of:=[.D44]"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45]" office:value-type="float" office:value="200000" calcext:value-type="float">
            <text:p>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-03</text:p>
          </table:table-cell>
          <table:table-cell office:value-type="string" calcext:value-type="string">
            <text:p>ABDULKARIM</text:p>
          </table:table-cell>
          <table:table-cell table:formula="of:=50100+50100+50100+50100+50100" office:value-type="float" office:value="250500" calcext:value-type="float">
            <text:p>250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30000+120000" office:value-type="float" office:value="250000" calcext:value-type="float">
            <text:p>2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03</text:p>
          </table:table-cell>
          <table:table-cell office:value-type="string" calcext:value-type="string">
            <text:p>ABDULKARIM</text:p>
          </table:table-cell>
          <table:table-cell table:formula="of:=50100+50100+50100+49600+50100" office:value-type="float" office:value="250000" calcext:value-type="float">
            <text:p>2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MY</text:p>
          </table:table-cell>
          <table:table-cell/>
          <table:table-cell table:formula="of:=130000+120000" office:value-type="float" office:value="250000" calcext:value-type="float">
            <text:p>2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-03</text:p>
          </table:table-cell>
          <table:table-cell office:value-type="string" calcext:value-type="string">
            <text:p>REMMY</text:p>
          </table:table-cell>
          <table:table-cell table:formula="of:=100000+100100" office:value-type="float" office:value="200100" calcext:value-type="float">
            <text:p>200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70000+130000" office:value-type="float" office:value="200000" calcext:value-type="float">
            <text:p>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-03</text:p>
          </table:table-cell>
          <table:table-cell office:value-type="string" calcext:value-type="string">
            <text:p>ABDULKARIM</text:p>
          </table:table-cell>
          <table:table-cell table:formula="of:=50100+50100+50100+49600+50100" office:value-type="float" office:value="250000" calcext:value-type="float">
            <text:p>2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MY</text:p>
          </table:table-cell>
          <table:table-cell/>
          <table:table-cell table:formula="of:=150000+100000" office:value-type="float" office:value="250000" calcext:value-type="float">
            <text:p>2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-03</text:p>
          </table:table-cell>
          <table:table-cell office:value-type="string" calcext:value-type="string">
            <text:p>ABDULKARIM</text:p>
          </table:table-cell>
          <table:table-cell table:formula="of:=50100+50100+50100+79600+50100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150000+130000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-03</text:p>
          </table:table-cell>
          <table:table-cell office:value-type="string" calcext:value-type="string">
            <text:p>ABDULKARIM</text:p>
          </table:table-cell>
          <table:table-cell table:formula="of:=50100+50100+50100+50100+50100+395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50000+14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-03</text:p>
          </table:table-cell>
          <table:table-cell office:value-type="string" calcext:value-type="string">
            <text:p>ABDULKARIM</text:p>
          </table:table-cell>
          <table:table-cell table:formula="of:=50100*4+896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5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-03</text:p>
          </table:table-cell>
          <table:table-cell office:value-type="string" calcext:value-type="string">
            <text:p>ABDULKARIM</text:p>
          </table:table-cell>
          <table:table-cell table:formula="of:=[.D6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6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-03</text:p>
          </table:table-cell>
          <table:table-cell office:value-type="string" calcext:value-type="string">
            <text:p>ABDULKARIM</text:p>
          </table:table-cell>
          <table:table-cell table:formula="of:=50100*4+49600" office:value-type="float" office:value="250000" calcext:value-type="float">
            <text:p>2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00000+150000" office:value-type="float" office:value="250000" calcext:value-type="float">
            <text:p>2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-03</text:p>
          </table:table-cell>
          <table:table-cell office:value-type="string" calcext:value-type="string">
            <text:p>ABDULKARIM</text:p>
          </table:table-cell>
          <table:table-cell table:formula="of:=[.D64]" office:value-type="float" office:value="250000" calcext:value-type="float">
            <text:p>2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65]" office:value-type="float" office:value="250000" calcext:value-type="float">
            <text:p>25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D18:.D67])" office:value-type="float" office:value="4710700" calcext:value-type="float">
            <text:p>4710700</text:p>
          </table:table-cell>
          <table:table-cell table:style-name="ce1" table:formula="of:=SUM([.E18:.E67])" office:value-type="float" office:value="4710000" calcext:value-type="float">
            <text:p>4710000</text:p>
          </table:table-cell>
          <table:table-cell table:style-name="ce1" table:formula="of:=[.D68]-[.E68]" office:value-type="float" office:value="700" calcext:value-type="float">
            <text:p>7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01-04</text:p>
          </table:table-cell>
          <table:table-cell office:value-type="string" calcext:value-type="string">
            <text:p>ABDULKARIM</text:p>
          </table:table-cell>
          <table:table-cell table:formula="of:=[.D66]" office:value-type="float" office:value="250000" calcext:value-type="float">
            <text:p>2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65]" office:value-type="float" office:value="250000" calcext:value-type="float">
            <text:p>2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2-04</text:p>
          </table:table-cell>
          <table:table-cell office:value-type="string" calcext:value-type="string">
            <text:p>ABDULKARIM</text:p>
          </table:table-cell>
          <table:table-cell table:formula="of:=50100*5+395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50000+14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-04</text:p>
          </table:table-cell>
          <table:table-cell office:value-type="string" calcext:value-type="string">
            <text:p>ABDULKARIM</text:p>
          </table:table-cell>
          <table:table-cell table:formula="of:=50100*4+59600" office:value-type="float" office:value="260000" calcext:value-type="float">
            <text:p>26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150000+110000" office:value-type="float" office:value="260000" calcext:value-type="float">
            <text:p>26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-04</text:p>
          </table:table-cell>
          <table:table-cell office:value-type="string" calcext:value-type="string">
            <text:p>ABDULKARIM</text:p>
          </table:table-cell>
          <table:table-cell table:formula="of:=[.D74]" office:value-type="float" office:value="260000" calcext:value-type="float">
            <text:p>26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75]" office:value-type="float" office:value="260000" calcext:value-type="float">
            <text:p>26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-04</text:p>
          </table:table-cell>
          <table:table-cell office:value-type="string" calcext:value-type="string">
            <text:p>ABDULKARIM</text:p>
          </table:table-cell>
          <table:table-cell table:formula="of:=[.D76]" office:value-type="float" office:value="260000" calcext:value-type="float">
            <text:p>26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77]" office:value-type="float" office:value="260000" calcext:value-type="float">
            <text:p>26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-04</text:p>
          </table:table-cell>
          <table:table-cell office:value-type="string" calcext:value-type="string">
            <text:p>ABDULKARIM</text:p>
          </table:table-cell>
          <table:table-cell table:formula="of:=[.D78]" office:value-type="float" office:value="260000" calcext:value-type="float">
            <text:p>26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79]" office:value-type="float" office:value="260000" calcext:value-type="float">
            <text:p>26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9-04</text:p>
          </table:table-cell>
          <table:table-cell office:value-type="string" calcext:value-type="string">
            <text:p>ABDULKARIM</text:p>
          </table:table-cell>
          <table:table-cell table:formula="of:=50100*5+29500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150000+130000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04</text:p>
          </table:table-cell>
          <table:table-cell office:value-type="string" calcext:value-type="string">
            <text:p>ABDULKARIM</text:p>
          </table:table-cell>
          <table:table-cell table:formula="of:=50100*5+29500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83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-04</text:p>
          </table:table-cell>
          <table:table-cell office:value-type="string" calcext:value-type="string">
            <text:p>ABDULKARIM</text:p>
          </table:table-cell>
          <table:table-cell table:formula="of:=50100*5+29500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85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-04</text:p>
          </table:table-cell>
          <table:table-cell office:value-type="string" calcext:value-type="string">
            <text:p>ABDULKARIM</text:p>
          </table:table-cell>
          <table:table-cell table:formula="of:=50100*5+29500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50000+130000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-04</text:p>
          </table:table-cell>
          <table:table-cell office:value-type="string" calcext:value-type="string">
            <text:p>ABDULKARIM</text:p>
          </table:table-cell>
          <table:table-cell table:formula="of:=[.D88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89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-04</text:p>
          </table:table-cell>
          <table:table-cell office:value-type="string" calcext:value-type="string">
            <text:p>ABDULKARIM</text:p>
          </table:table-cell>
          <table:table-cell table:formula="of:=[.D90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100000+100000+80000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-04</text:p>
          </table:table-cell>
          <table:table-cell office:value-type="string" calcext:value-type="string">
            <text:p>ABDULKARIM</text:p>
          </table:table-cell>
          <table:table-cell table:formula="of:=[.D92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93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-04</text:p>
          </table:table-cell>
          <table:table-cell office:value-type="string" calcext:value-type="string">
            <text:p>ABDULKARIM</text:p>
          </table:table-cell>
          <table:table-cell table:formula="of:=[.D94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95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04</text:p>
          </table:table-cell>
          <table:table-cell office:value-type="string" calcext:value-type="string">
            <text:p>ABDULKARIM</text:p>
          </table:table-cell>
          <table:table-cell table:formula="of:=[.D96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97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-04</text:p>
          </table:table-cell>
          <table:table-cell office:value-type="string" calcext:value-type="string">
            <text:p>ABDULKARIM</text:p>
          </table:table-cell>
          <table:table-cell table:formula="of:=50050+50100+50100+50100+79600" office:value-type="float" office:value="279950" calcext:value-type="float">
            <text:p>2799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99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-04</text:p>
          </table:table-cell>
          <table:table-cell office:value-type="string" calcext:value-type="string">
            <text:p>ABDULKARIM</text:p>
          </table:table-cell>
          <table:table-cell table:formula="of:=50100*5+29500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01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-04</text:p>
          </table:table-cell>
          <table:table-cell office:value-type="string" calcext:value-type="string">
            <text:p>ABDULKARIM</text:p>
          </table:table-cell>
          <table:table-cell table:formula="of:=[.D102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03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-04</text:p>
          </table:table-cell>
          <table:table-cell office:value-type="string" calcext:value-type="string">
            <text:p>ABDULKARIM</text:p>
          </table:table-cell>
          <table:table-cell table:formula="of:=[.D104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05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-04</text:p>
          </table:table-cell>
          <table:table-cell office:value-type="string" calcext:value-type="string">
            <text:p>ABDULKARIM</text:p>
          </table:table-cell>
          <table:table-cell table:formula="of:=[.D106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07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-04</text:p>
          </table:table-cell>
          <table:table-cell office:value-type="string" calcext:value-type="string">
            <text:p>ABDULKARIM</text:p>
          </table:table-cell>
          <table:table-cell table:formula="of:=[.D108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09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-04</text:p>
          </table:table-cell>
          <table:table-cell office:value-type="string" calcext:value-type="string">
            <text:p>ABDULKARIM</text:p>
          </table:table-cell>
          <table:table-cell table:formula="of:=[.D110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11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-04</text:p>
          </table:table-cell>
          <table:table-cell office:value-type="string" calcext:value-type="string">
            <text:p>ABDULKARIM</text:p>
          </table:table-cell>
          <table:table-cell table:formula="of:=[.D112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13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-04</text:p>
          </table:table-cell>
          <table:table-cell office:value-type="string" calcext:value-type="string">
            <text:p>ABDULKARIM</text:p>
          </table:table-cell>
          <table:table-cell table:formula="of:=[.D114]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15]" office:value-type="float" office:value="280000" calcext:value-type="float">
            <text:p>28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D70:.D117])" office:value-type="float" office:value="6619950" calcext:value-type="float">
            <text:p>6619950</text:p>
          </table:table-cell>
          <table:table-cell table:style-name="ce1" table:formula="of:=SUM([.E70:.E117])" office:value-type="float" office:value="6620000" calcext:value-type="float">
            <text:p>6620000</text:p>
          </table:table-cell>
          <table:table-cell table:style-name="ce1" table:formula="of:=[.D118]-[.E118]" office:value-type="float" office:value="-50" calcext:value-type="float">
            <text:p>-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01-05</text:p>
          </table:table-cell>
          <table:table-cell office:value-type="string" calcext:value-type="string">
            <text:p>ABDULKARIM</text:p>
          </table:table-cell>
          <table:table-cell table:formula="of:=50100*5+395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150000+130000+1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2-05</text:p>
          </table:table-cell>
          <table:table-cell office:value-type="string" calcext:value-type="string">
            <text:p>ABDULKARIM</text:p>
          </table:table-cell>
          <table:table-cell table:formula="of:=[.D12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140000+15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-05</text:p>
          </table:table-cell>
          <table:table-cell office:value-type="string" calcext:value-type="string">
            <text:p>ABDULKARIM</text:p>
          </table:table-cell>
          <table:table-cell table:formula="of:=[.D12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2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-04</text:p>
          </table:table-cell>
          <table:table-cell office:value-type="string" calcext:value-type="string">
            <text:p>ABDULKARIM</text:p>
          </table:table-cell>
          <table:table-cell table:formula="of:=[.D12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2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-05</text:p>
          </table:table-cell>
          <table:table-cell office:value-type="string" calcext:value-type="string">
            <text:p>ABDULKARIM</text:p>
          </table:table-cell>
          <table:table-cell table:formula="of:=[.D12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2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7-05</text:p>
          </table:table-cell>
          <table:table-cell office:value-type="string" calcext:value-type="string">
            <text:p>ABDULKARIM</text:p>
          </table:table-cell>
          <table:table-cell table:formula="of:=[.D12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2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-05</text:p>
          </table:table-cell>
          <table:table-cell office:value-type="string" calcext:value-type="string">
            <text:p>ABDULKARIM</text:p>
          </table:table-cell>
          <table:table-cell table:formula="of:=[.D13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3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9-05</text:p>
          </table:table-cell>
          <table:table-cell office:value-type="string" calcext:value-type="string">
            <text:p>ABDULKARIM</text:p>
          </table:table-cell>
          <table:table-cell table:formula="of:=[.D13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3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05</text:p>
          </table:table-cell>
          <table:table-cell office:value-type="string" calcext:value-type="string">
            <text:p>FAHAD</text:p>
          </table:table-cell>
          <table:table-cell table:formula="of:=60000+29300+50700" office:value-type="float" office:value="140000" calcext:value-type="float">
            <text:p>14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/>
          <table:table-cell office:value-type="float" office:value="140000" calcext:value-type="float">
            <text:p>14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-05</text:p>
          </table:table-cell>
          <table:table-cell office:value-type="string" calcext:value-type="string">
            <text:p>ABDULKARIM</text:p>
          </table:table-cell>
          <table:table-cell table:formula="of:=[.D13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3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05</text:p>
          </table:table-cell>
          <table:table-cell office:value-type="string" calcext:value-type="string">
            <text:p>ABDULKARIM</text:p>
          </table:table-cell>
          <table:table-cell table:formula="of:=[.D13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3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-05</text:p>
          </table:table-cell>
          <table:table-cell office:value-type="string" calcext:value-type="string">
            <text:p>ABDULKARIM</text:p>
          </table:table-cell>
          <table:table-cell table:formula="of:=[.D14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4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-05</text:p>
          </table:table-cell>
          <table:table-cell office:value-type="string" calcext:value-type="string">
            <text:p>ABDULKARIM</text:p>
          </table:table-cell>
          <table:table-cell table:formula="of:=[.D14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4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-05</text:p>
          </table:table-cell>
          <table:table-cell office:value-type="string" calcext:value-type="string">
            <text:p>ABDULKARIM</text:p>
          </table:table-cell>
          <table:table-cell table:formula="of:=[.D14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4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-05</text:p>
          </table:table-cell>
          <table:table-cell office:value-type="string" calcext:value-type="string">
            <text:p>ABDULKARIM</text:p>
          </table:table-cell>
          <table:table-cell table:formula="of:=[.D14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4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-05</text:p>
          </table:table-cell>
          <table:table-cell office:value-type="string" calcext:value-type="string">
            <text:p>ABDULKARIM</text:p>
          </table:table-cell>
          <table:table-cell table:formula="of:=[.D14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4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-05</text:p>
          </table:table-cell>
          <table:table-cell office:value-type="string" calcext:value-type="string">
            <text:p>ABDULKARIM</text:p>
          </table:table-cell>
          <table:table-cell table:formula="of:=[.D15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5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05</text:p>
          </table:table-cell>
          <table:table-cell office:value-type="string" calcext:value-type="string">
            <text:p>ABDULKARIM</text:p>
          </table:table-cell>
          <table:table-cell table:formula="of:=[.D15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5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-05</text:p>
          </table:table-cell>
          <table:table-cell office:value-type="string" calcext:value-type="string">
            <text:p>ABDULKARIM</text:p>
          </table:table-cell>
          <table:table-cell table:formula="of:=[.D15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5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-05</text:p>
          </table:table-cell>
          <table:table-cell office:value-type="string" calcext:value-type="string">
            <text:p>ABDULKARIM</text:p>
          </table:table-cell>
          <table:table-cell table:formula="of:=[.D15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5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-05</text:p>
          </table:table-cell>
          <table:table-cell office:value-type="string" calcext:value-type="string">
            <text:p>ABDULKARIM</text:p>
          </table:table-cell>
          <table:table-cell table:formula="of:=[.D15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5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-05</text:p>
          </table:table-cell>
          <table:table-cell office:value-type="string" calcext:value-type="string">
            <text:p>ABDULKARIM</text:p>
          </table:table-cell>
          <table:table-cell table:formula="of:=[.D16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U LUGMAAN</text:p>
          </table:table-cell>
          <table:table-cell/>
          <table:table-cell table:formula="of:=[.E16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-05</text:p>
          </table:table-cell>
          <table:table-cell office:value-type="string" calcext:value-type="string">
            <text:p>ABDULKARIM</text:p>
          </table:table-cell>
          <table:table-cell table:formula="of:=[.D16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U LUGMAAN</text:p>
          </table:table-cell>
          <table:table-cell/>
          <table:table-cell table:formula="of:=[.E16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-05</text:p>
          </table:table-cell>
          <table:table-cell office:value-type="string" calcext:value-type="string">
            <text:p>ABDULKARIM</text:p>
          </table:table-cell>
          <table:table-cell table:formula="of:=[.D16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16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-05</text:p>
          </table:table-cell>
          <table:table-cell office:value-type="string" calcext:value-type="string">
            <text:p>ABDULKARIM</text:p>
          </table:table-cell>
          <table:table-cell table:formula="of:=[.D16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6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-05</text:p>
          </table:table-cell>
          <table:table-cell office:value-type="string" calcext:value-type="string">
            <text:p>ABDULKARIM</text:p>
          </table:table-cell>
          <table:table-cell table:formula="of:=[.D16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6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-05</text:p>
          </table:table-cell>
          <table:table-cell office:value-type="string" calcext:value-type="string">
            <text:p>ABDULKARIM</text:p>
          </table:table-cell>
          <table:table-cell table:formula="of:=[.D17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7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D120:.D173])" office:value-type="float" office:value="7680000" calcext:value-type="float">
            <text:p>7680000</text:p>
          </table:table-cell>
          <table:table-cell table:style-name="ce1" table:formula="of:=SUM([.E120:.E173])" office:value-type="float" office:value="7680000" calcext:value-type="float">
            <text:p>7680000</text:p>
          </table:table-cell>
          <table:table-cell table:style-name="ce1" table:formula="of:=[.D174]-[.E1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01-06</text:p>
          </table:table-cell>
          <table:table-cell office:value-type="string" calcext:value-type="string">
            <text:p>ABDULKARIM</text:p>
          </table:table-cell>
          <table:table-cell table:formula="of:=[.D17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7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2-06</text:p>
          </table:table-cell>
          <table:table-cell office:value-type="string" calcext:value-type="string">
            <text:p>ABDULKARIM</text:p>
          </table:table-cell>
          <table:table-cell table:formula="of:=[.D17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7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-06</text:p>
          </table:table-cell>
          <table:table-cell office:value-type="string" calcext:value-type="string">
            <text:p>ABDULKARIM</text:p>
          </table:table-cell>
          <table:table-cell table:formula="of:=[.D17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7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-06</text:p>
          </table:table-cell>
          <table:table-cell office:value-type="string" calcext:value-type="string">
            <text:p>ABDULKARIM</text:p>
          </table:table-cell>
          <table:table-cell table:formula="of:=[.D18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8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5-06</text:p>
          </table:table-cell>
          <table:table-cell office:value-type="string" calcext:value-type="string">
            <text:p>ABDULKARIM</text:p>
          </table:table-cell>
          <table:table-cell table:formula="of:=[.D18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8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-06</text:p>
          </table:table-cell>
          <table:table-cell office:value-type="string" calcext:value-type="string">
            <text:p>ABDULKARIM</text:p>
          </table:table-cell>
          <table:table-cell table:formula="of:=[.D18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8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-06</text:p>
          </table:table-cell>
          <table:table-cell office:value-type="string" calcext:value-type="string">
            <text:p>ABDULKARIM</text:p>
          </table:table-cell>
          <table:table-cell table:formula="of:=[.D18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8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9-06</text:p>
          </table:table-cell>
          <table:table-cell office:value-type="string" calcext:value-type="string">
            <text:p>ABDULKARIM</text:p>
          </table:table-cell>
          <table:table-cell table:formula="of:=[.D18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8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06</text:p>
          </table:table-cell>
          <table:table-cell office:value-type="string" calcext:value-type="string">
            <text:p>ABDULKARIM</text:p>
          </table:table-cell>
          <table:table-cell table:formula="of:=[.D19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9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-06</text:p>
          </table:table-cell>
          <table:table-cell office:value-type="string" calcext:value-type="string">
            <text:p>ABDULKARIM</text:p>
          </table:table-cell>
          <table:table-cell table:formula="of:=[.D19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9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06</text:p>
          </table:table-cell>
          <table:table-cell office:value-type="string" calcext:value-type="string">
            <text:p>ABDULKARIM</text:p>
          </table:table-cell>
          <table:table-cell table:formula="of:=[.D19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9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-06</text:p>
          </table:table-cell>
          <table:table-cell office:value-type="string" calcext:value-type="string">
            <text:p>ABDULKARIM</text:p>
          </table:table-cell>
          <table:table-cell table:formula="of:=[.D19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9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-06</text:p>
          </table:table-cell>
          <table:table-cell office:value-type="string" calcext:value-type="string">
            <text:p>ABDULKARIM</text:p>
          </table:table-cell>
          <table:table-cell table:formula="of:=[.D19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19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-06</text:p>
          </table:table-cell>
          <table:table-cell office:value-type="string" calcext:value-type="string">
            <text:p>ABDULKARIM</text:p>
          </table:table-cell>
          <table:table-cell table:formula="of:=[.D20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0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-06</text:p>
          </table:table-cell>
          <table:table-cell office:value-type="string" calcext:value-type="string">
            <text:p>ABDULKARIM</text:p>
          </table:table-cell>
          <table:table-cell table:formula="of:=[.D20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0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-06</text:p>
          </table:table-cell>
          <table:table-cell office:value-type="string" calcext:value-type="string">
            <text:p>ABDULKARIM</text:p>
          </table:table-cell>
          <table:table-cell table:formula="of:=[.D20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0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-06</text:p>
          </table:table-cell>
          <table:table-cell office:value-type="string" calcext:value-type="string">
            <text:p>ABDULKARIM</text:p>
          </table:table-cell>
          <table:table-cell table:formula="of:=[.D20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0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06</text:p>
          </table:table-cell>
          <table:table-cell office:value-type="string" calcext:value-type="string">
            <text:p>ABDULKARIM</text:p>
          </table:table-cell>
          <table:table-cell table:formula="of:=[.D20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0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-06</text:p>
          </table:table-cell>
          <table:table-cell office:value-type="string" calcext:value-type="string">
            <text:p>ABDULKARIM</text:p>
          </table:table-cell>
          <table:table-cell table:formula="of:=[.D21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1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-06</text:p>
          </table:table-cell>
          <table:table-cell office:value-type="string" calcext:value-type="string">
            <text:p>ABDULKARIM</text:p>
          </table:table-cell>
          <table:table-cell table:formula="of:=[.D21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1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-06</text:p>
          </table:table-cell>
          <table:table-cell office:value-type="string" calcext:value-type="string">
            <text:p>ABDULKARIM</text:p>
          </table:table-cell>
          <table:table-cell table:formula="of:=50100*4+39500+501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1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-06</text:p>
          </table:table-cell>
          <table:table-cell office:value-type="string" calcext:value-type="string">
            <text:p>ABDULKARIM</text:p>
          </table:table-cell>
          <table:table-cell table:formula="of:=[.D21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1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-06</text:p>
          </table:table-cell>
          <table:table-cell office:value-type="string" calcext:value-type="string">
            <text:p>ABDULKARIM</text:p>
          </table:table-cell>
          <table:table-cell table:formula="of:=[.D218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19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-06</text:p>
          </table:table-cell>
          <table:table-cell office:value-type="string" calcext:value-type="string">
            <text:p>ABDULKARIM</text:p>
          </table:table-cell>
          <table:table-cell table:formula="of:=[.D22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2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9-06</text:p>
          </table:table-cell>
          <table:table-cell office:value-type="string" calcext:value-type="string">
            <text:p>ABDULKARIM</text:p>
          </table:table-cell>
          <table:table-cell table:formula="of:=[.D22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2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-06</text:p>
          </table:table-cell>
          <table:table-cell office:value-type="string" calcext:value-type="string">
            <text:p>ABDULKARIM</text:p>
          </table:table-cell>
          <table:table-cell table:formula="of:=[.D22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2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D176:.D227])" office:value-type="float" office:value="7540000" calcext:value-type="float">
            <text:p>7540000</text:p>
          </table:table-cell>
          <table:table-cell table:style-name="ce1" table:formula="of:=SUM([.E176:.E227])" office:value-type="float" office:value="7540000" calcext:value-type="float">
            <text:p>7540000</text:p>
          </table:table-cell>
          <table:table-cell table:style-name="ce1" table:formula="of:=[.D228]-[.E2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01-07</text:p>
          </table:table-cell>
          <table:table-cell office:value-type="string" calcext:value-type="string">
            <text:p>ABDULKARIM</text:p>
          </table:table-cell>
          <table:table-cell table:formula="of:=[.D226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27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2-07</text:p>
          </table:table-cell>
          <table:table-cell office:value-type="string" calcext:value-type="string">
            <text:p>ABDULKARIM</text:p>
          </table:table-cell>
          <table:table-cell table:formula="of:=[.D230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31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-07</text:p>
          </table:table-cell>
          <table:table-cell office:value-type="string" calcext:value-type="string">
            <text:p>ABDULKARIM</text:p>
          </table:table-cell>
          <table:table-cell table:formula="of:=[.D232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3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4-07</text:p>
          </table:table-cell>
          <table:table-cell office:value-type="string" calcext:value-type="string">
            <text:p>ABDULKARIM</text:p>
          </table:table-cell>
          <table:table-cell table:formula="of:=[.D234]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table:formula="of:=[.E235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6-07</text:p>
          </table:table-cell>
          <table:table-cell office:value-type="string" calcext:value-type="string">
            <text:p>FAHAD</text:p>
          </table:table-cell>
          <table:table-cell table:formula="of:=17350+50050+50500+51000+51100" office:value-type="float" office:value="220000" calcext:value-type="float">
            <text:p>220000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150000+70000" office:value-type="float" office:value="220000" calcext:value-type="float">
            <text:p>22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7-07</text:p>
          </table:table-cell>
          <table:table-cell office:value-type="string" calcext:value-type="string">
            <text:p>FAHAD</text:p>
          </table:table-cell>
          <table:table-cell table:formula="of:=[.D238]" office:value-type="float" office:value="220000" calcext:value-type="float">
            <text:p>220000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150000+70000" office:value-type="float" office:value="220000" calcext:value-type="float">
            <text:p>22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-07</text:p>
          </table:table-cell>
          <table:table-cell office:value-type="string" calcext:value-type="string">
            <text:p>FAHAD</text:p>
          </table:table-cell>
          <table:table-cell table:formula="of:=16950+51500+51000+50500+50050" office:value-type="float" office:value="220000" calcext:value-type="float">
            <text:p>220000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70000+10000+90000+50000" office:value-type="float" office:value="220000" calcext:value-type="float">
            <text:p>220000</text:p>
          </table:table-cell>
          <table:table-cell office:value-type="string" calcext:value-type="string">
            <text:p>YAHYA</text:p>
          </table:table-cell>
        </table:table-row>
        <table:table-row table:style-name="ro1">
          <table:table-cell/>
          <table:table-cell office:value-type="string" calcext:value-type="string">
            <text:p>09-07</text:p>
          </table:table-cell>
          <table:table-cell office:value-type="string" calcext:value-type="string">
            <text:p>FAHAD</text:p>
          </table:table-cell>
          <table:table-cell table:formula="of:=17400+51050+51000+50500+50050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70000+80000" office:value-type="float" office:value="150000" calcext:value-type="float">
            <text:p>150000</text:p>
          </table:table-cell>
          <table:table-cell office:value-type="string" calcext:value-type="string">
            <text:p>YAHYA</text:p>
          </table:table-cell>
        </table:table-row>
        <table:table-row table:style-name="ro1">
          <table:table-cell table:number-columns-repeated="4"/>
          <table:table-cell office:value-type="float" office:value="70000" calcext:value-type="float">
            <text:p>70000</text:p>
          </table:table-cell>
          <table:table-cell office:value-type="string" calcext:value-type="string">
            <text:p>AGNES</text:p>
          </table:table-cell>
        </table:table-row>
        <table:table-row table:style-name="ro1">
          <table:table-cell/>
          <table:table-cell office:value-type="string" calcext:value-type="string">
            <text:p>10-07</text:p>
          </table:table-cell>
          <table:table-cell office:value-type="string" calcext:value-type="string">
            <text:p>FAHAD</text:p>
          </table:table-cell>
          <table:table-cell table:formula="of:=50050+51000+17400+50500+51050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110000+110000" office:value-type="float" office:value="220000" calcext:value-type="float">
            <text:p>22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 table:formula="of:=14000+56000"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-07</text:p>
          </table:table-cell>
          <table:table-cell office:value-type="string" calcext:value-type="string">
            <text:p>FAHAD</text:p>
          </table:table-cell>
          <table:table-cell table:formula="of:=19500+50200+50150+50100+50050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00" calcext:value-type="float">
            <text:p>150000</text:p>
          </table:table-cell>
          <table:table-cell office:value-type="string" calcext:value-type="string">
            <text:p>AG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-07</text:p>
          </table:table-cell>
          <table:table-cell office:value-type="string" calcext:value-type="string">
            <text:p>FAHAD</text:p>
          </table:table-cell>
          <table:table-cell table:formula="of:=19200+50300+50250+50200+50050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000" calcext:value-type="float">
            <text:p>70000</text:p>
          </table:table-cell>
          <table:table-cell office:value-type="string" calcext:value-type="string">
            <text:p>FAH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40000+110000"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-07</text:p>
          </table:table-cell>
          <table:table-cell office:value-type="string" calcext:value-type="string">
            <text:p>FAHAD</text:p>
          </table:table-cell>
          <table:table-cell table:formula="of:=19200+50300+50250+50200+50050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string" calcext:value-type="string">
            <text:p>AG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office:value-type="float" office:value="110000" calcext:value-type="float">
            <text:p>110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string" calcext:value-type="string">
            <text:p>FAHD</text:p>
          </table:table-cell>
        </table:table-row>
        <table:table-row table:style-name="ro1">
          <table:table-cell/>
          <table:table-cell office:value-type="string" calcext:value-type="string">
            <text:p>15-07</text:p>
          </table:table-cell>
          <table:table-cell office:value-type="string" calcext:value-type="string">
            <text:p>FAHAD</text:p>
          </table:table-cell>
          <table:table-cell table:formula="of:=19500+50200+50150+50100+50050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00" calcext:value-type="float">
            <text:p>150000</text:p>
          </table:table-cell>
          <table:table-cell office:value-type="string" calcext:value-type="string">
            <text:p>AG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ALHA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-07</text:p>
          </table:table-cell>
          <table:table-cell office:value-type="string" calcext:value-type="string">
            <text:p>FAHAD</text:p>
          </table:table-cell>
          <table:table-cell table:formula="of:=19500+50200+50150+50100+50050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20000+100000" office:value-type="float" office:value="220000" calcext:value-type="float">
            <text:p>220000</text:p>
          </table:table-cell>
          <table:table-cell office:value-type="string" calcext:value-type="string">
            <text:p>WEMA</text:p>
          </table:table-cell>
        </table:table-row>
        <table:table-row table:style-name="ro1">
          <table:table-cell/>
          <table:table-cell office:value-type="string" calcext:value-type="string">
            <text:p>17-07</text:p>
          </table:table-cell>
          <table:table-cell office:value-type="string" calcext:value-type="string">
            <text:p>FAHAD</text:p>
          </table:table-cell>
          <table:table-cell table:formula="of:=[.D271]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110000+110000" office:value-type="float" office:value="220000" calcext:value-type="float">
            <text:p>22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-07</text:p>
          </table:table-cell>
          <table:table-cell office:value-type="string" calcext:value-type="string">
            <text:p>FAHAD</text:p>
          </table:table-cell>
          <table:table-cell table:formula="of:=[.D273]" office:value-type="float" office:value="220000" calcext:value-type="float">
            <text:p>22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DULKARIM</text:p>
          </table:table-cell>
          <table:table-cell/>
          <table:table-cell table:formula="of:=[.E274]" office:value-type="float" office:value="220000" calcext:value-type="float">
            <text:p>22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07</text:p>
          </table:table-cell>
          <table:table-cell office:value-type="string" calcext:value-type="string">
            <text:p>AMIR/ISLAM</text:p>
          </table:table-cell>
          <table:table-cell table:formula="of:=100000+100000"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50000+50000" office:value-type="float" office:value="200000" calcext:value-type="float">
            <text:p>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-07</text:p>
          </table:table-cell>
          <table:table-cell office:value-type="string" calcext:value-type="string">
            <text:p>FAHAD</text:p>
          </table:table-cell>
          <table:table-cell table:formula="of:=50100+39850+50050" office:value-type="float" office:value="140000" calcext:value-type="float">
            <text:p>14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HINDI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/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-07</text:p>
          </table:table-cell>
          <table:table-cell office:value-type="string" calcext:value-type="string">
            <text:p>REMMY</text:p>
          </table:table-cell>
          <table:table-cell table:formula="of:=120000+110000+600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MAR</text:p>
          </table:table-cell>
          <table:table-cell/>
          <table:table-cell table:formula="of:=150000+14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-07</text:p>
          </table:table-cell>
          <table:table-cell office:value-type="string" calcext:value-type="string">
            <text:p>OMAR</text:p>
          </table:table-cell>
          <table:table-cell table:formula="of:=150000+1400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[.E283]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-07</text:p>
          </table:table-cell>
          <table:table-cell office:value-type="string" calcext:value-type="string">
            <text:p>OMAR</text:p>
          </table:table-cell>
          <table:table-cell table:formula="of:=58000+42000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MY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 table:formula="of:=50050+50150+35100+14700" office:value-type="float" office:value="150000" calcext:value-type="float">
            <text:p>15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-07</text:p>
          </table:table-cell>
          <table:table-cell office:value-type="string" calcext:value-type="string">
            <text:p>TIGER</text:p>
          </table:table-cell>
          <table:table-cell table:formula="of:=50050+50150+50250" office:value-type="float" office:value="150450" calcext:value-type="float">
            <text:p>1504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office:value-type="float" office:value="150000" calcext:value-type="float">
            <text:p>1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-07</text:p>
          </table:table-cell>
          <table:table-cell office:value-type="string" calcext:value-type="string">
            <text:p>TIGER</text:p>
          </table:table-cell>
          <table:table-cell table:formula="of:=50500+51000+50200+52000+53000+333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50000+14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-07</text:p>
          </table:table-cell>
          <table:table-cell office:value-type="string" calcext:value-type="string">
            <text:p>TIGER</text:p>
          </table:table-cell>
          <table:table-cell table:formula="of:=50100+50150+50250+51000+53000+3550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50000+14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D230:.D295])" office:value-type="float" office:value="6110450" calcext:value-type="float">
            <text:p>6110450</text:p>
          </table:table-cell>
          <table:table-cell table:style-name="ce1" table:formula="of:=SUM([.E230:.E295])" office:value-type="float" office:value="6110000" calcext:value-type="float">
            <text:p>6110000</text:p>
          </table:table-cell>
          <table:table-cell table:style-name="ce1" table:formula="of:=[.D296]-[.E296]" office:value-type="float" office:value="450" calcext:value-type="float">
            <text:p>4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01-08</text:p>
          </table:table-cell>
          <table:table-cell office:value-type="string" calcext:value-type="string">
            <text:p>TIGER</text:p>
          </table:table-cell>
          <table:table-cell table:formula="of:=50050+50100+50150+50200+50250+35100+4150" office:value-type="float" office:value="290000" calcext:value-type="float">
            <text:p>29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MY</text:p>
          </table:table-cell>
          <table:table-cell/>
          <table:table-cell table:formula="of:=150000+14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3-08</text:p>
          </table:table-cell>
          <table:table-cell office:value-type="string" calcext:value-type="string">
            <text:p>BAKARI SAID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RIS 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table:formula="of:=150000+140000" office:value-type="float" office:value="290000" calcext:value-type="float">
            <text:p>29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GNES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AHYA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4-08</text:p>
          </table:table-cell>
          <table:table-cell office:value-type="string" calcext:value-type="string">
            <text:p>ABU LUGMAAN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GER</text:p>
          </table:table-cell>
          <table:table-cell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KARI SAID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HAD</text:p>
          </table:table-cell>
          <table:table-cell/>
          <table:table-cell office:value-type="float" office:value="110000" calcext:value-type="float">
            <text:p>11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1" table:formula="of:=SUM([.D298:.D308])" office:value-type="float" office:value="790000" calcext:value-type="float">
            <text:p>790000</text:p>
          </table:table-cell>
          <table:table-cell table:style-name="ce1" table:formula="of:=SUM([.E298:.E308])" office:value-type="float" office:value="790000" calcext:value-type="float">
            <text:p>790000</text:p>
          </table:table-cell>
          <table:table-cell table:style-name="ce1" table:formula="of:=[.D309]-[.E30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4T12:25:32.665912448</meta:creation-date>
    <dc:date>2020-08-24T16:32:16.739778996</dc:date>
    <meta:editing-duration>PT8M51S</meta:editing-duration>
    <meta:editing-cycles>1</meta:editing-cycles>
    <meta:document-statistic meta:table-count="1" meta:cell-count="763" meta:object-count="0"/>
    <meta:generator>LibreOffice/6.4.5.2$Linux_X86_64 LibreOffice_project/1ed6aca320d7f4d82924e6cec66e4f7527376448</meta:generator>
  </office:meta>
</office:document-meta>
</file>